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name-complex="Times New Roman1" style:font-size-complex="10.5pt" style:font-weight-complex="normal"/>
    </style:style>
    <style:style style:name="P10"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11" style:family="paragraph" style:parent-style-name="Standard">
      <style:paragraph-properties fo:margin-top="0in" fo:margin-bottom="0in" fo:line-height="100%"/>
      <style:text-properties fo:font-size="10.5pt" style:font-size-asian="10.5pt" style:font-size-complex="10.5pt"/>
    </style:style>
    <style:style style:name="P12" style:family="paragraph" style:parent-style-name="_5b_Normal_5d_"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3" style:family="paragraph" style:parent-style-name="_5b_Normal_5d_" style:list-style-name="">
      <style:paragraph-properties fo:margin-left="0in" fo:margin-right="0in" fo:margin-top="0in" fo:margin-bottom="0in" fo:line-height="100%" fo:text-indent="0in" style:auto-text-indent="false"/>
      <style:text-properties fo:font-size="10.5pt" fo:font-weight="bold" style:font-size-asian="10.5pt" style:font-weight-asian="bold" style:font-size-complex="10.5pt" style:font-weight-complex="bold"/>
    </style:style>
    <style:style style:name="P14" style:family="paragraph" style:parent-style-name="BODY"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5"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fo:font-style="italic" style:text-underline-style="solid" style:text-underline-width="auto" style:text-underline-color="font-color" style:font-style-asian="italic" style:font-name-complex="Times New Roman1" style:font-style-complex="italic"/>
    </style:style>
    <style:style style:name="T5" style:family="text">
      <style:text-properties style:font-name="Georgia"/>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fo:font-weight="bold" style:font-size-asian="10.5pt" style:font-weight-asian="bold" style:font-name-complex="Times New Roman1" style:font-size-complex="10.5pt"/>
    </style:style>
    <style:style style:name="T9" style:family="text">
      <style:text-properties style:font-name="Georgia" style:font-name-complex="Times New Roman1"/>
    </style:style>
    <style:style style:name="T10" style:family="text">
      <style:text-properties style:font-name="Georgia" fo:font-weight="bold" style:font-weight-asian="bold" style:font-weight-complex="bold"/>
    </style:style>
    <style:style style:name="T11"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fo:language="none" fo:country="none" style:font-name-asian="Georgia" style:language-asian="none" style:country-asian="none" style:font-name-complex="Georgia" style:language-complex="none" style:country-complex="none"/>
    </style:style>
    <style:style style:name="T13"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5" style:family="text">
      <style:text-properties fo:language="en" fo:country="US" style:font-name-asian="Georgia" style:language-asian="none" style:country-asian="none" style:font-name-complex="Georgia" style:language-complex="none" style:country-complex="none"/>
    </style:style>
    <style:style style:name="T16"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7" style:family="text">
      <style:text-properties fo:color="#000000" style:font-name="Georgia" fo:language="none" fo:country="none" style:text-underline-style="none" fo:background-color="transparent" style:font-name-asian="Georgia" style:language-asian="none" style:country-asian="none" style:font-name-complex="Georgia" style:language-complex="none" style:country-complex="none"/>
    </style:style>
    <style:style style:name="T18" style:family="text">
      <style:text-properties fo:color="#000000" style:font-name="Georgia" fo:language="none" fo:country="none" fo:background-color="transparent" style:font-name-asian="Georgia" style:language-asian="none" style:country-asian="none" style:font-name-complex="Georgia" style:language-complex="none" style:country-complex="none"/>
    </style:style>
    <style:style style:name="T19" style:family="text">
      <style:text-properties fo:color="#000000" style:font-name="Georgia"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20" style:family="text">
      <style:text-properties fo:color="#000000" style:font-name="Georgia" fo:language="none" fo:country="none" fo:font-style="italic" style:text-underline-style="solid" style:text-underline-width="auto" style:text-underline-color="font-color" fo:background-color="transparent" style:font-name-asian="Georgia" style:language-asian="none" style:country-asian="none" style:font-style-asian="italic" style:font-name-complex="Georgia" style:language-complex="none" style:country-complex="none" style:font-style-complex="italic"/>
    </style:style>
    <style:style style:name="T2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2"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o Was Who?</text:p>
      <text:p text:style-name="P1"/>
      <text:p text:style-name="P2"><text:span text:style-name="T1">Read:</text:span><text:span text:style-name="T3"> II Kings 12:1-20</text:span></text:p>
      <text:p text:style-name="P3"/>
      <text:p text:style-name="P7"><text:span text:style-name="T8">Text:</text:span><text:span text:style-name="T7"> I </text:span><text:span text:style-name="T21">Samuel 2:35 “And I will raise me up a faithful priest, </text:span><text:span text:style-name="T22">that</text:span><text:span text:style-name="T21"> shall do according to </text:span><text:span text:style-name="T22">that</text:span><text:span text:style-name="T21"> which </text:span><text:span text:style-name="T22">is</text:span><text:span text:style-name="T21"> in mine heart and in my mind: and I will build him a sure house; and he shall walk before mine anointed for ever.”</text:span></text:p>
      <text:p text:style-name="P9"/>
      <text:h text:style-name="P5" text:outline-level="3"><text:span text:style-name="T1">Introduction:</text:span><text:span text:style-name="T3"> Sally's name is included in a book that we have, called: “Who's Who” <text:s/>about High School Seniors. Who's Who usually refers to famous people and those who have made or are expected to make their mark on the world. Many of those; who are voted most likely to succeed do not make much of a mark on the world. Many rise from the morass of those expected to accomplish little or nothing to leave a great legacy.</text:span></text:h>
      <text:h text:style-name="P6" text:outline-level="3"><text:span text:style-name="T3"><text:s text:c="2"/>An alternative list needs to be written today; called “Who Was Who!” </text:span></text:h>
      <text:h text:style-name="P6" text:outline-level="3"><text:span text:style-name="T3">Bill Cosby would make that list as well as Harvey Weinstein, Matt Lauer and Anthony Weiner. O. J. Simpson was known to many as one of the greatest running backs in football </text:span><text:span text:style-name="T4">or</text:span><text:span text:style-name="T3"> he was the guy in the Hertz rent- a- car commercials who was always running through airports. Many who never knew who he was; do now. He is forever on that list of “Who was Who.” <text:s/>After this week Rosanne Barr may be there. The list of those who were well known for good and have slipped over to the dark side is almost unlimited. </text:span></text:h>
      <text:h text:style-name="P6" text:outline-level="3"><text:span text:style-name="T3"><text:s text:c="2"/>Several examples from scripture are vivid, as well, and I want to talk about them today. </text:span></text:h>
      <text:h text:style-name="P14" text:outline-level="3"><text:span text:style-name="T13"/></text:h>
      <text:h text:style-name="P14" text:outline-level="3"><text:span text:style-name="T13">Rehoboam;</text:span><text:span text:style-name="T12"> (The son of Solomon) <text:s/>Rehoboam was destined for great - ness. All he had to do was keep on doing what his father had done and he would be well loved. He decides to put on a show of seeking advice. </text:span><text:span text:style-name="T14">He is acting humble while not being humble</text:span><text:span text:style-name="T12">. He, publicly meets with a group of citizens. They tell him that his father had placed hard restrictions on the people. “Lessen a few taxes and lighten the load some.” they advise. <text:s/></text:span></text:h>
      <text:h text:style-name="P14" text:outline-level="3"><text:span text:style-name="T12"><text:s text:c="2"/>The older men who advised his father are called and asked for their </text:span><text:span text:style-name="T15">assessment.</text:span><text:span text:style-name="T12"> “Serve the people, speak kindly to them and they will follow you to the grave.” he is told. </text:span></text:h>
      <text:h text:style-name="P14" text:outline-level="3"><text:span text:style-name="T12"><text:s text:c="2"/>Lastly he goes to his friends (the people who are no smarter than he is) and seeks advice. Here is the advice that he gets from the least intelligent people that he talked to: “My little </text:span><text:span text:style-name="T11">finger</text:span><text:span text:style-name="T12"> shall be thicker than my father's loins...whereas my father did lade you with a heavy yoke, I will add to your yoke: my father hath chastised you with whips, but I will chastise you with scorpions.” He chooses to follow the advice of this last group.</text:span></text:h>
      <text:h text:style-name="P12" text:outline-level="3"><text:span text:style-name="T12"><text:s text:c="2"/>The result is </text:span><text:span text:style-name="T15">devastating</text:span><text:span text:style-name="T12"> to Israel. The kingdom becomes divided and never again will they be reunited in the same manner. The glory days are over. Jewish hero's of history contain the names of David and Solomon but no one mentions Rehoboam. He is relegated to the list of: “Who was Who?” in Israel. </text:span></text:h>
      <text:h text:style-name="P12" text:outline-level="3"><text:span text:style-name="T12"/></text:h>
      <text:h text:style-name="P13" text:outline-level="3"><text:span text:style-name="T6">Have congregation name some of Paul's companions:</text:span></text:h>
      <text:h text:style-name="P8" text:outline-level="3"><text:span text:style-name="T9">Luke, Timothy, Titus, Philemon, </text:span><text:span text:style-name="T17">M</text:span><text:span text:style-name="T18">arcus, Apollos, Aquila and Priscilla, Jason.</text:span></text:h>
      <text:h text:style-name="P6" text:outline-level="3"><text:span text:style-name="T16"/></text:h>
      <text:p text:style-name="P11"><text:span text:style-name="T10">Demas:</text:span><text:span text:style-name="T5"> </text:span><text:span text:style-name="T17">Colossians 4:14 says “Luke, the beloved physician, and </text:span><text:span text:style-name="T19">Demas</text:span><text:span text:style-name="T17">, greet you.” Philemon 1:24 says: “Marcus, Aristarchus, </text:span><text:span text:style-name="T19">Demas</text:span><text:span text:style-name="T17">, Lucas, my fellow labourers.” Then we read in II Timothy 4:10 “For </text:span><text:span text:style-name="T19">Demas</text:span><text:span text:style-name="T17"> hath forsaken me, having loved this present world, and is departed unto Thessalonica...” </text:span></text:p>
      <text:p text:style-name="P11"><text:span text:style-name="T17"><text:s text:c="2"/>Why does the name Demas </text:span><text:span text:style-name="T20">not</text:span><text:span text:style-name="T17"> come to mind when we think of Paul's helpers or companions? He was on the potential list of “Who's Who” but booted himself off when he chose the world.</text:span></text:p>
      <text:p text:style-name="P15"><text:span text:style-name="T6"/></text:p>
      <text:p text:style-name="P10"><text:span text:style-name="T2">Judas:</text:span> When writing about Judas Iscariot (the very first mention of his name) Matthew includes the phrase: “...who also betrayed Him.” Every mention of Judas Iscariot in scripture either is a description of part of the betrayal itself or mentions his betrayal of Christ. Judas <text:s/>was handpicked by Jesus and entrusted with the duties of treasurer. What happened to this man who was certainly on the list of <text:s/>“Who's Who” of early disciples? Why would he, one day, walk up to the high priest and offer to betray Christ? His name will always be associated with betrayal. No one names their son “Judas.” His name belongs on the: “Who was Who” list</text:p>
      <text:p text:style-name="P10"/>
      <text:p text:style-name="P10"><text:span text:style-name="T2">Conclude:</text:span> Benedict Arnold was a US Military officer during the Revolutionary War. After several successes in significant battles he was passed up for promotion several times. When one discusses the battle of Fort Ticonderoga (the first victory of the Revolutionary War) Ethan Allen is credited with the victory and it is forgotten that Benedict Arnold was equally heroic in that victory. Why? Because he is known as a spy for the British while commanding West Point. He will forever be known as a traitor. It is a slap in the face when someone calls you a Benedict Arnold. He could have been a patriot, famous for exploits in defense of our new nation but he forever will be infamous as a traitor. Upon his return to England he never achieved success because, as a traitor, he was never trusted by the British either.</text:p>
      <text:p text:style-name="P10"><text:s text:c="2"/>Our text (read it) refers to Eli's refusal to bring his sons into line with God's Word. Samuel was the faithful priest that God raised up.</text:p>
      <text:p text:style-name="P10"><text:s text:c="2"/>God is looking for men and women who will link arms with Him and remain faithful. Those are the ones who will be in God's “Who's Who” book and not His “Who was W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8-06-02T11:28:30.94</dc:date>
    <meta:editing-duration>P4DT19H8M53S</meta:editing-duration>
    <meta:generator>OpenOffice/4.1.3$Win32 OpenOffice.org_project/413m1$Build-9783</meta:generator>
    <meta:document-statistic meta:table-count="0" meta:image-count="0" meta:object-count="0" meta:page-count="1" meta:paragraph-count="19" meta:word-count="918" meta:character-count="50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